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19_07-47-31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19_02-20-01_000.jpg</text:p>
          </table:table-cell>
          <table:table-cell table:style-name="ce26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7" office:value-type="string">
            <text:p>2023-01-18_14-36-2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1-18_21-09-1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7];CONCATENATE([.C7];&quot; / &quot;;[.E5]))" office:value-type="string" office:string-value=":m #*# RES / free / res-id=MGW2 / theme=黒竜江省～ロシア：輸出入額 / genre=economy:strana:rossiya~zhongguo,content=~ / session-number=~ / doc=~,other=日露間と：比較">
            <text:p>:m #*# RES / free / res-id=MGW2 / theme=黒竜江省～ロシア：輸出入額 / genre=economy:strana:rossiya~zhongguo,content=~ / session-number=~ / doc=~,other=日露間と：比較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1-19_07-52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1-18_16-10-36_000.jpg</text:p>
          </table:table-cell>
          <table:table-cell table:style-name="ce26" office:value-type="string">
            <text:p>:m #*# RES / free / res-id=MGW2 / theme=黒竜江省～ロシア：輸出入額 / genre=economy:strana:rossiya~zhongguo,content=~ / session-number=~ / doc=~,other=日露間と：比較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#*# RES / free / res-id=MGW2 / theme=黒竜江省～ロシア：輸出入額 / genre=economy:strana:rossiya~zhongguo,content=~ / session-number=~ / doc=~,other=日露間と：比較">
            <text:p>:m #*# RES / free / res-id=MGW2 / theme=黒竜江省～ロシア：輸出入額 / genre=economy:strana:rossiya~zhongguo,content=~ / session-number=~ / doc=~,other=日露間と：比較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1-18_17-37-39_000.jpg</text:p>
          </table:table-cell>
          <table:table-cell table:style-name="ce26" office:value-type="string">
            <text:p>:m RES 1*1 / free# JVEMV6 83#_87:1 / 83. chemistry / topics=コロイド,w=凝集コロイド,s=~,i=~,other=,next=,doc=r-1-1~1.3:『読み物　物理化学』:p.77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RES 1*1 / free# JVEMV6 83#_87:1 / 83. chemistry / topics=コロイド,w=凝集コロイド,s=~,i=~,other=,next=,doc=r-1-1~1.3:『読み物　物理化学』:p.77">
            <text:p>:m RES 1*1 / free# JVEMV6 83#_87:1 / 83. chemistry / topics=コロイド,w=凝集コロイド,s=~,i=~,other=,next=,doc=r-1-1~1.3:『読み物　物理化学』:p.77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1-18_18-59-48_000.jpg</text:p>
          </table:table-cell>
          <table:table-cell table:style-name="ce26" office:value-type="string">
            <text:p>:m :篠笛,shinobue #*# / session-memo:session-1 / 1#1 / p.1-&lt;1&gt;:genre=melody,session=hour-18,key=h-3 \\\ p.2-&lt;1&gt;:genre=melody,session=hour-18,key=h-4`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:篠笛,shinobue #*# / session-memo:session-1 / 1#1 / p.1-&lt;1&gt;:genre=melody,session=hour-18,key=h-3 \\\ p.2-&lt;1&gt;:genre=melody,session=hour-18,key=h-4`">
            <text:p>:m :篠笛,shinobue #*# / session-memo:session-1 / 1#1 / p.1-&lt;1&gt;:genre=melody,session=hour-18,key=h-3 \\\ p.2-&lt;1&gt;:genre=melody,session=hour-18,key=h-4`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3-01-19_00-07-16_000.jpg</text:p>
          </table:table-cell>
          <table:table-cell table:style-name="ce26" office:value-type="string">
            <text:p>:i #*# / topic=調理：すいとん / subject=調理：方法, content=~, 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i #*# / topic=調理：すいとん / subject=調理：方法, content=~, other=~">
            <text:p>:i #*# / topic=調理：すいとん / subject=調理：方法, content=~,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1-19_08-43-47_000.jpg</text:p>
          </table:table-cell>
          <table:table-cell table:style-name="ce26" office:value-type="string">
            <text:p>:m #*# RES / free / res-id=3H9N / theme=log(-1)：性質 / genre=math:algebra,content=(i^i=e^(-1/2*π)) / session-number=~ / doc=~,other=q+:複素数の、べき乗：どんな意味か？；q+:&lt;open&gt;:自身は、実数。自身の数で、自身をべき乗すると、複素数(x^x)（純複素数：a+bi:b≠0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 / res-id=3H9N / theme=log(-1)：性質 / genre=math:algebra,content=(i^i=e^(-1/2*π)) / session-number=~ / doc=~,other=q+:複素数の、べき乗：どんな意味か？；q+:&lt;open&gt;:自身は、実数。自身の数で、自身をべき乗すると、複素数(x^x)（純複素数：a+bi:b≠0）">
            <text:p>:m #*# RES / free / res-id=3H9N / theme=log(-1)：性質 / genre=math:algebra,content=(i^i=e^(-1/2*π)) / session-number=~ / doc=~,other=q+:複素数の、べき乗：どんな意味か？；q+:&lt;open&gt;:自身は、実数。自身の数で、自身をべき乗すると、複素数(x^x)（純複素数：a+bi:b≠0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 office:value-type="string">
            <text:p>2023-01-19_08-44-09_000.jpg</text:p>
          </table:table-cell>
          <table:table-cell table:style-name="ce26" office:value-type="string">
            <text:p>:m :? #*# / topic=数学：代数：四元数 / content=任意の四元数。複素数における、「共役」にあたる数、あるか？ / status=~ / other=res-id:5HE5に関連して,id=SF7W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:? #*# / topic=数学：代数：四元数 / content=任意の四元数。複素数における、「共役」にあたる数、あるか？ / status=~ / other=res-id:5HE5に関連して,id=SF7W">
            <text:p>:m :? #*# / topic=数学：代数：四元数 / content=任意の四元数。複素数における、「共役」にあたる数、あるか？ / status=~ / other=res-id:5HE5に関連して,id=SF7W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1-19_09-14-43_000.jpg</text:p>
          </table:table-cell>
          <table:table-cell table:style-name="ce26" office:value-type="string">
            <text:p>:m #*# RES / free / res-id=FZ5D / theme=多項式。自乗の、やり方。積のやり方 / genre=math:algebra,content=~ / session-number=~ / doc=~,other=N+:別のres項目(q+);q+:行列式の、判別式：一般式は？（n x n, n&gt;2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free / res-id=FZ5D / theme=多項式。自乗の、やり方。積のやり方 / genre=math:algebra,content=~ / session-number=~ / doc=~,other=N+:別のres項目(q+);q+:行列式の、判別式：一般式は？（n x n, n&gt;2）">
            <text:p>:m #*# RES / free / res-id=FZ5D / theme=多項式。自乗の、やり方。積のやり方 / genre=math:algebra,content=~ / session-number=~ / doc=~,other=N+:別のres項目(q+);q+:行列式の、判別式：一般式は？（n x n, n&gt;2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1-19_10-10-41_000.jpg</text:p>
          </table:table-cell>
          <table:table-cell table:style-name="ce26" office:value-type="string">
            <text:p>:m #*# RES / JVEMV6 64#67_3_hachiitsu / 『論語 八佾』 著者=~,校注=~ / p.67 / w=；,topic=青銅觯[し,publisher=明治書院,other=memo+:ColorNote:id.GR9D;sketch+:青銅觯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67_3_hachiitsu / 『論語 八佾』 著者=~,校注=~ / p.67 / w=；,topic=青銅觯[し,publisher=明治書院,other=memo+:ColorNote:id.GR9D;sketch+:青銅觯">
            <text:p>:m #*# RES / JVEMV6 64#67_3_hachiitsu / 『論語 八佾』 著者=~,校注=~ / p.67 / w=；,topic=青銅觯[し,publisher=明治書院,other=memo+:ColorNote:id.GR9D;sketch+:青銅觯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8" office:value-type="string">
            <text:p>2023-01-19_12-06-31_000.jpg</text:p>
          </table:table-cell>
          <table:table-cell table:style-name="ce26" office:value-type="string">
            <text:p>:m #*# RES / JVEMV6 64#229_hattatsu_sugao / 『発達障害の素顔』 著者=山口真美,校注=~ / p.105 / w=頭頂間溝,topic=~,publisher=~,other=sketch+:大脳：頭頂間溝～個々の回、溝（e.g.中心溝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JVEMV6 64#229_hattatsu_sugao / 『発達障害の素顔』 著者=山口真美,校注=~ / p.105 / w=頭頂間溝,topic=~,publisher=~,other=sketch+:大脳：頭頂間溝～個々の回、溝（e.g.中心溝）">
            <text:p>:m #*# RES / JVEMV6 64#229_hattatsu_sugao / 『発達障害の素顔』 著者=山口真美,校注=~ / p.105 / w=頭頂間溝,topic=~,publisher=~,other=sketch+:大脳：頭頂間溝～個々の回、溝（e.g.中心溝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2023/01/19</text:date>, <text:time>12:46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19T12:46:25.91</dc:date>
    <dc:creator>iwabuchi ken</dc:creator>
    <meta:editing-duration>P53DT2H47M19S</meta:editing-duration>
    <meta:editing-cycles>17064</meta:editing-cycles>
    <meta:document-statistic meta:table-count="2" meta:cell-count="922" meta:object-count="0"/>
    <meta:user-defined meta:name="qrichtext">1</meta:user-defined>
  </office:meta>
</office:document-meta>
</file>